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 style:snap-to-layout-grid="false"/>
    </style:style>
    <style:style style:name="P9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-complex="Arial"/>
    </style:style>
    <style:style style:name="P13" style:family="paragraph" style:parent-style-name="Header">
      <style:paragraph-properties style:snap-to-layout-grid="false">
        <style:tab-stops/>
      </style:paragraph-properties>
    </style:style>
    <style:style style:name="P14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6" style:family="paragraph" style:parent-style-name="Prénom_20_NOM">
      <style:text-properties fo:font-weight="normal" style:font-weight-asian="normal"/>
    </style:style>
    <style:style style:name="P17" style:family="paragraph" style:parent-style-name="Prénom_20_NOM">
      <style:text-properties fo:font-weight="normal" style:font-weight-asian="normal" style:font-weight-complex="bold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passagecommissionep_impressionconvocation"/>
        <text:user-field-decl office:value-type="string" office:string-value="" text:name="dossierep_nonrespectsanctionep93_origine"/>
        <text:user-field-decl office:value-type="string" office:string-value="" text:name="dossierep_nonrespectsanctionep93_contratinsertion_structurereferente_lib_struc"/>
        <text:user-field-decl office:value-type="string" office:string-value="" text:name="dossierep_nonrespectsanctionep93_contratinsertion_structurereferente_num_voie"/>
        <text:user-field-decl office:value-type="string" office:string-value="" text:name="dossierep_nonrespectsanctionep93_contratinsertion_structurereferente_type_voie"/>
        <text:user-field-decl office:value-type="string" office:string-value="" text:name="dossierep_nonrespectsanctionep93_contratinsertion_structurereferente_nom_voie"/>
        <text:user-field-decl office:value-type="string" office:string-value="" text:name="dossierep_nonrespectsanctionep93_contratinsertion_structurereferente_code_postal"/>
        <text:user-field-decl office:value-type="string" office:string-value="" text:name="dossierep_nonrespectsanctionep93_contratinsertion_structurereferente_ville"/>
        <text:user-field-decl office:value-type="string" office:string-value="" text:name="dossierep_nonrespectsanctionep93_orientstruct_structurereferente_lib_struc"/>
        <text:user-field-decl office:value-type="string" office:string-value="" text:name="dossierep_nonrespectsanctionep93_orientstruct_structurereferente_num_voie"/>
        <text:user-field-decl office:value-type="string" office:string-value="" text:name="dossierep_nonrespectsanctionep93_orientstruct_structurereferente_type_voie"/>
        <text:user-field-decl office:value-type="string" office:string-value="" text:name="dossierep_nonrespectsanctionep93_orientstruct_structurereferente_nom_voie"/>
        <text:user-field-decl office:value-type="string" office:string-value="" text:name="dossierep_nonrespectsanctionep93_orientstruct_structurereferente_code_postal"/>
        <text:user-field-decl office:value-type="string" office:string-value="" text:name="dossierep_nonrespectsanctionep93_orientstruct_structurereferente_ville"/>
        <text:user-field-decl office:value-type="string" office:string-value="" text:name="dossierep_nonrespectsanctionep93_historiqueetatpe_orientstruct_structurereferente_lib_struc"/>
        <text:user-field-decl office:value-type="string" office:string-value="" text:name="dossierep_nonrespectsanctionep93_historiqueetatpe_orientstruct_structurereferente_num_voie"/>
        <text:user-field-decl office:value-type="string" office:string-value="" text:name="dossierep_nonrespectsanctionep93_historiqueetatpe_orientstruct_structurereferente_type_voie"/>
        <text:user-field-decl office:value-type="string" office:string-value="" text:name="dossierep_nonrespectsanctionep93_historiqueetatpe_orientstruct_structurereferente_nom_voie"/>
        <text:user-field-decl office:value-type="string" office:string-value="" text:name="dossierep_nonrespectsanctionep93_historiqueetatpe_orientstruct_structurereferente_code_postal"/>
        <text:user-field-decl office:value-type="string" office:string-value="" text:name="dossierep_nonrespectsanctionep93_historiqueetatpe_orientstruct_structurereferente_ville"/>
        <text:user-field-decl office:value-type="string" office:string-value="" text:name="dossierep_nonrespectsanctionep93_propopdo_structurereferente_lib_struc"/>
        <text:user-field-decl office:value-type="string" office:string-value="" text:name="dossierep_nonrespectsanctionep93_propopdo_structurereferente_num_voie"/>
        <text:user-field-decl office:value-type="string" office:string-value="" text:name="dossierep_nonrespectsanctionep93_propopdo_structurereferente_type_voie"/>
        <text:user-field-decl office:value-type="string" office:string-value="" text:name="dossierep_nonrespectsanctionep93_propopdo_structurereferente_nom_voie"/>
        <text:user-field-decl office:value-type="string" office:string-value="" text:name="dossierep_nonrespectsanctionep93_propopdo_structurereferente_code_postal"/>
        <text:user-field-decl office:value-type="string" office:string-value="" text:name="dossierep_nonrespectsanctionep93_propopdo_structurereferente_ville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3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9"><text:user-field-get text:name="dossierep_personne_qual"/> <text:user-field-get text:name="dossierep_personne_prenom"/> <text:user-field-get text:name="dossierep_personne_nom"/></text:p>
            <text:p text:style-name="P9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8"><text:span text:style-name="T3"><text:user-field-get text:name="dossierep_personne_foyer_adressefoyer_0_adresse_codepos"/></text:span><text:span text:style-name="T3"> </text:span><text:span text:style-name="T3"><text:user-field-get text:name="dossierep_personne_foyer_adressefoyer_0_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40_1453685972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52_1453685972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Matricule CAF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60_1453685972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Catherine Meslet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69_1453685972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 43 93 41 51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20" text:outline-level="4">Bobigny, le <text:date style:data-style-name="N76" text:date-value="2011-05-24T14:54:57" text:fixed="true">24 mai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/>
      <text:p text:style-name="P10"/>
      <text:p text:style-name="P10"/>
      <text:p text:style-name="P10"><text:user-field-get text:name="dossierep_personne_qual"/>,</text:p>
      <text:p text:style-name="P10"/>
      <text:p text:style-name="P10">Comme je vous l’indiquai dans mon courrier du <text:user-field-get style:data-style-name="N36" text:name="passagecommissionep_impressionconvocation">30/12/1899</text:user-field-get>, l’équipe pluridisciplinaire a examiné votre situation.</text:p>
      <text:p text:style-name="P10"/>
      <text:p text:style-name="P10">L’équipe pluridisciplinaire a décidé de vous accorder un délai supplémentaire d’un mois. Elle vous invite à prendre contact avec le :</text:p>
      <text:p text:style-name="P10"/>
      <text:section text:style-name="Sect1" text:name="AdresseStructurereferenteOrientstruct" text:condition="ooow:dossierep_nonrespectsanctionep93_origine NEQ &quot;orientstruct&quot;" text:is-hidden="true" text:display="condition">
        <text:p text:style-name="P11"><text:user-field-get text:name="dossierep_nonrespectsanctionep93_orientstruct_structurereferente_lib_struc"/></text:p>
        <text:p text:style-name="P11"><text:user-field-get text:name="dossierep_nonrespectsanctionep93_orientstruct_structurereferente_num_voie"/> <text:user-field-get text:name="dossierep_nonrespectsanctionep93_orientstruct_structurereferente_type_voie"/> <text:user-field-get text:name="dossierep_nonrespectsanctionep93_orientstruct_structurereferente_nom_voie"/> <text:user-field-get text:name="dossierep_nonrespectsanctionep93_orientstruct_structurereferente_code_postal"/> <text:user-field-get text:name="dossierep_nonrespectsanctionep93_orientstruct_structurereferente_ville"/></text:p>
      </text:section>
      <text:section text:style-name="Sect1" text:name="AdresseStructurereferenteContratinsertion" text:condition="ooow:dossierep_nonrespectsanctionep93_origine NEQ &quot;contratinsertion&quot;" text:is-hidden="true" text:display="condition">
        <text:p text:style-name="P11"><text:user-field-get text:name="dossierep_nonrespectsanctionep93_contratinsertion_structurereferente_lib_struc"/></text:p>
        <text:p text:style-name="P11"><text:user-field-get text:name="dossierep_nonrespectsanctionep93_contratinsertion_structurereferente_num_voie"/> <text:user-field-get text:name="dossierep_nonrespectsanctionep93_contratinsertion_structurereferente_type_voie"/> <text:user-field-get text:name="dossierep_nonrespectsanctionep93_contratinsertion_structurereferente_nom_voie"/> <text:user-field-get text:name="dossierep_nonrespectsanctionep93_contratinsertion_structurereferente_code_postal"/> <text:user-field-get text:name="dossierep_nonrespectsanctionep93_contratinsertion_structurereferente_ville"/></text:p>
      </text:section>
      <text:section text:style-name="Sect1" text:name="AdresseStructurereferenteRadiepe" text:condition="ooow:dossierep_nonrespectsanctionep93_origine NEQ &quot;radiepe&quot;" text:is-hidden="true" text:display="condition">
        <text:p text:style-name="P11"><text:user-field-get text:name="dossierep_nonrespectsanctionep93_historiqueetatpe_orientstruct_structurereferente_lib_struc"/></text:p>
        <text:p text:style-name="P11"><text:user-field-get text:name="dossierep_nonrespectsanctionep93_historiqueetatpe_orientstruct_structurereferente_num_voie"/> <text:user-field-get text:name="dossierep_nonrespectsanctionep93_historiqueetatpe_orientstruct_structurereferente_type_voie"/> <text:user-field-get text:name="dossierep_nonrespectsanctionep93_historiqueetatpe_orientstruct_structurereferente_nom_voie"/> <text:user-field-get text:name="dossierep_nonrespectsanctionep93_historiqueetatpe_orientstruct_structurereferente_code_postal"/> <text:user-field-get text:name="dossierep_nonrespectsanctionep93_historiqueetatpe_orientstruct_structurereferente_ville"/></text:p>
      </text:section>
      <text:section text:style-name="Sect1" text:name="AdresseStructurereferentePdo" text:condition="ooow:dossierep_nonrespectsanctionep93_origine NEQ &quot;pdo&quot;" text:is-hidden="true" text:display="condition">
        <text:p text:style-name="P11"><text:user-field-get text:name="dossierep_nonrespectsanctionep93_propopdo_structurereferente_lib_struc"/></text:p>
        <text:p text:style-name="P11"><text:user-field-get text:name="dossierep_nonrespectsanctionep93_propopdo_structurereferente_num_voie"/> <text:user-field-get text:name="dossierep_nonrespectsanctionep93_propopdo_structurereferente_type_voie"/> <text:user-field-get text:name="dossierep_nonrespectsanctionep93_propopdo_structurereferente_nom_voie"/> <text:user-field-get text:name="dossierep_nonrespectsanctionep93_propopdo_structurereferente_code_postal"/> <text:user-field-get text:name="dossierep_nonrespectsanctionep93_propopdo_structurereferente_ville"/></text:p>
      </text:section>
      <text:p text:style-name="P10"/>
      <text:p text:style-name="P10"/>
      <text:p text:style-name="P10">afin de rédiger un contrat d’engagement réciproque. Sans contrat de votre part avant le <text:s text:c="26"/>, votre dossier repassera en commission et vous vous exposez à une réduction de votre allocation RSA.</text:p>
      <text:p text:style-name="P10"/>
      <text:p text:style-name="P15">Je reste à votre entière disposition pour tout renseignement complémentaire.</text:p>
      <text:p text:style-name="P10"/>
      <text:p text:style-name="P12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Prénom_20_NOM">Hélène Pont</text:p>
      <text:p text:style-name="P17">Chef de Bureau Adjointe de l’Accès </text:p>
      <text:p text:style-name="P16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9:00</meta:creation-date>
    <dc:creator>Christian Buffin</dc:creator>
    <dc:date>2011-05-25T18:00:19</dc:date>
    <meta:print-date>2011-03-28T11:59:00</meta:print-date>
    <meta:editing-cycles>21</meta:editing-cycles>
    <meta:editing-duration>PT2H11M19S</meta:editing-duration>
    <meta:generator>LibreOffice/3.3$Linux LibreOffice_project/330m19$Build-202</meta:generator>
    <meta:document-statistic meta:table-count="1" meta:image-count="0" meta:object-count="0" meta:page-count="1" meta:paragraph-count="20" meta:word-count="133" meta:character-count="841"/>
    <meta:user-defined meta:name="Info 1"/>
    <meta:user-defined meta:name="Info 2"/>
    <meta:user-defined meta:name="Info 3"/>
    <meta:user-defined meta:name="Info 4"/>
  </office:meta>
</office:document-meta>
</file>